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text-properties fo:language="se" fo:country="NO"/>
    </style:style>
    <style:style style:name="P3" style:family="paragraph" style:parent-style-name="Text_20_body">
      <style:text-properties fo:language="se" fo:country="NO" officeooo:rsid="0009f840" officeooo:paragraph-rsid="0009f840" style:font-size-asian="10.5pt"/>
    </style:style>
    <style:style style:name="P4" style:family="paragraph" style:parent-style-name="Text_20_body">
      <style:text-properties fo:language="se" fo:country="NO" officeooo:paragraph-rsid="0009f840"/>
    </style:style>
    <style:style style:name="P5" style:family="paragraph" style:parent-style-name="Heading_20_3">
      <style:text-properties fo:language="fi" fo:country="FI" fo:font-weight="bold" officeooo:paragraph-rsid="0009f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840" style:font-size-asian="10.5pt"/>
    </style:style>
    <style:style style:name="T3" style:family="text">
      <style:text-properties officeooo:rsid="001480a8" style:font-size-asian="10.5pt"/>
    </style:style>
    <style:style style:name="T4" style:family="text">
      <style:text-properties officeooo:rsid="0017c8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/>
      <text:p text:style-name="P4"><text:span text:style-name="T2">De lea jearaldat goabbá or</text:span><text:span text:style-name="T3">rr</text:span><text:span text:style-name="T2">u eanemus jierpmálaš.</text:span></text:p>
      <text:p text:style-name="P3">Heajat lea buot <text:span text:style-name="T1">eanemus</text:span> vuoiggalaš <text:span text:style-name="T4">vuogit</text:span> čájehit kultuvrra.</text:p>
      <text:p text:style-name="P2">Go áhčči boahtá de mii<text:span text:style-name="T4">, herskkostallat</text:span>.</text:p>
      <text:p text:style-name="P2">Johan Somby gii čohkká guoras muitala ahte Bossogobis dat lei eanemus garas dat sámevašši.</text:p>
      <text:p text:style-name="P2">Ovddádusbellodat lea negatiiva dán ovdáneapmái mii duhtada d</text:p>
      <text:p text:style-name="P3"/>
      <text:p text:style-name="P1">Heajat lea buot eanemus vuoiggalaš vuohki čájehit kultuvrr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rubeck Unhammer</meta:initial-creator>
    <meta:creation-date>2018-01-16T15:23:50.277818137</meta:creation-date>
    <dc:date>2018-01-19T14:02:34.126554699</dc:date>
    <dc:creator>Kevin Brubeck Unhammer</dc:creator>
    <meta:editing-duration>PT16M4S</meta:editing-duration>
    <meta:editing-cycles>12</meta:editing-cycles>
    <meta:generator>LibreOffice/5.4.2.2$Linux_X86_64 LibreOffice_project/40m0$Build-2</meta:generator>
    <meta:document-statistic meta:table-count="0" meta:image-count="0" meta:object-count="0" meta:page-count="1" meta:paragraph-count="6" meta:word-count="51" meta:character-count="358" meta:non-whitespace-character-count="313"/>
  </office:meta>
</office:document-meta>
</file>